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Normalny" style:family="paragraph">
      <style:text-properties fo:font-size="10pt" style:font-size-asian="10pt" style:font-size-complex="10pt"/>
    </style:style>
    <style:style style:name="T3" style:parent-style-name="Hiperłącze" style:family="text">
      <style:text-properties fo:font-size="10pt" style:font-size-asian="10pt" style:font-size-complex="10pt"/>
    </style:style>
    <style:style style:name="P4" style:parent-style-name="Normalny" style:family="paragraph">
      <style:text-properties fo:font-size="10pt" style:font-size-asian="10pt" style:font-size-complex="10pt"/>
    </style:style>
    <style:style style:name="P5" style:parent-style-name="Normalny" style:family="paragraph">
      <style:text-properties fo:font-size="10pt" style:font-size-asian="10pt" style:font-size-complex="10pt"/>
    </style:style>
    <style:style style:name="T6" style:parent-style-name="Domyślnaczcionkaakapitu" style:family="text">
      <style:text-properties style:font-name="inherit" style:font-name-complex="Arial" fo:color="#0066CC" fo:language="en" fo:country="AU"/>
    </style:style>
    <style:style style:name="T7" style:parent-style-name="Domyślnaczcionkaakapitu" style:family="text">
      <style:text-properties style:font-name="Arial" style:font-name-complex="Arial" fo:color="#000000" fo:font-size="12pt" style:font-size-asian="12pt" style:font-size-complex="12pt" fo:language="en" fo:country="AU"/>
    </style:style>
    <style:style style:name="T8" style:parent-style-name="Domyślnaczcionkaakapitu" style:family="text">
      <style:text-properties style:font-name="inherit" style:font-name-complex="Arial" fo:color="#000000" fo:language="en" fo:country="AU"/>
    </style:style>
    <style:style style:name="P9" style:parent-style-name="Normalny" style:family="paragraph">
      <style:text-properties fo:font-size="10pt" style:font-size-asian="10pt" style:font-size-complex="10pt" fo:language="en" fo:country="AU"/>
    </style:style>
    <style:style style:name="P10" style:parent-style-name="Normalny" style:family="paragraph">
      <style:text-properties fo:language="en" fo:country="AU"/>
    </style:style>
  </office:automatic-styles>
  <office:body>
    <office:text text:use-soft-page-breaks="true">
      <text:p text:style-name="P1">upport.sas.com/statnewreleases/.</text:p>
      <text:p text:style-name="P2"/>
      <text:p text:style-name="Normalny"><text:a xlink:href="http://support.sas.com/rnd/app/video/index.html" office:target-frame-name="_top" xlink:show="replace"><text:span text:style-name="T3">http://support.sas.com/rnd/app/video/index.html</text:span></text:a></text:p>
      <text:p text:style-name="P4"/>
      <text:p text:style-name="P5"/>
      <text:p text:style-name="Normalny"><text:a xlink:href="http://www.sas.com/apps/webnet/event_show_video.html?bcid=3394248921001&amp;playlist=3168051466001&amp;index=ev_sgf2014" office:target-frame-name="_top" xlink:show="replace"><text:span text:style-name="T6">Analysis of Data with Overdispersion Using SAS</text:span></text:a><text:span text:style-name="T7"><text:line-break/></text:span><text:span text:style-name="T8">By Jorge Morel</text:span></text:p>
      <text:p text:style-name="P9">http://www.sas.com/apps/webnet/event_show_video.html?bcid=3394248921001&amp;playlist=3168051466001&amp;index=ev_sgf2014#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wa Zofia FRĄTCZAK</meta:initial-creator>
    <dc:creator>Ewa Zofia FRĄTCZAK</dc:creator>
    <meta:creation-date>2015-12-02T13:44:00Z</meta:creation-date>
    <dc:date>2015-12-02T13:44:00Z</dc:date>
    <meta:template xlink:href="Normal" xlink:type="simple"/>
    <meta:editing-cycles>2</meta:editing-cycles>
    <meta:editing-duration>PT60S</meta:editing-duration>
    <meta:document-statistic meta:page-count="1" meta:paragraph-count="1" meta:word-count="64" meta:character-count="451" meta:row-count="3" meta:non-whitespace-character-count="388"/>
  </office:meta>
</office:document-meta>
</file>